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epName</text:p>
          </table:table-cell>
          <table:table-cell office:value-type="string" calcext:value-type="string">
            <text:p>engName</text:p>
          </table:table-cell>
          <table:table-cell table:style-name="Default" office:value-type="string" calcext:value-type="string">
            <text:p>start Date</text:p>
          </table:table-cell>
          <table:table-cell office:value-type="string" calcext:value-type="string">
            <text:p>End Date</text:p>
          </table:table-cell>
        </table:table-row>
        <table:table-row table:style-name="ro1">
          <table:table-cell office:value-type="string" calcext:value-type="string">
            <text:p>चन्द्र बाहादुर राई</text:p>
          </table:table-cell>
          <table:table-cell office:value-type="string" calcext:value-type="string">
            <text:p>Chandra Bahadur Rai</text:p>
          </table:table-cell>
          <table:table-cell office:value-type="date" office:date-value="2058-01-06" calcext:value-type="date">
            <text:p>2058-01-06</text:p>
          </table:table-cell>
          <table:table-cell/>
        </table:table-row>
        <table:table-row table:style-name="ro1">
          <table:table-cell office:value-type="string" calcext:value-type="string">
            <text:p>रुद्र प्रसाद राई</text:p>
          </table:table-cell>
          <table:table-cell office:value-type="string" calcext:value-type="string">
            <text:p>Rudra Prasad Rai</text:p>
          </table:table-cell>
          <table:table-cell table:style-name="Default" office:value-type="string" calcext:value-type="string">
            <text:p>2062-04-32</text:p>
          </table:table-cell>
          <table:table-cell/>
        </table:table-row>
        <table:table-row table:style-name="ro1">
          <table:table-cell office:value-type="string" calcext:value-type="string">
            <text:p>गनेश प्रसाद भट्टराई</text:p>
          </table:table-cell>
          <table:table-cell office:value-type="string" calcext:value-type="string">
            <text:p>Ganesh Prasad Bhattrai</text:p>
          </table:table-cell>
          <table:table-cell office:value-type="date" office:date-value="2062-05-08" calcext:value-type="date">
            <text:p>2062-05-08</text:p>
          </table:table-cell>
          <table:table-cell/>
        </table:table-row>
        <table:table-row table:style-name="ro1">
          <table:table-cell office:value-type="string" calcext:value-type="string">
            <text:p>चन्द्र बाहादुर राई</text:p>
          </table:table-cell>
          <table:table-cell office:value-type="string" calcext:value-type="string">
            <text:p>Chandra Bahadur Rai</text:p>
          </table:table-cell>
          <table:table-cell office:value-type="date" office:date-value="2062-05-12" calcext:value-type="date">
            <text:p>2062-05-12</text:p>
          </table:table-cell>
          <table:table-cell/>
        </table:table-row>
        <table:table-row table:style-name="ro1">
          <table:table-cell office:value-type="string" calcext:value-type="string">
            <text:p>तारा नाथ लुईटेल</text:p>
          </table:table-cell>
          <table:table-cell office:value-type="string" calcext:value-type="string">
            <text:p>Tara Nath Luitel</text:p>
          </table:table-cell>
          <table:table-cell office:value-type="date" office:date-value="2063-07-01" calcext:value-type="date">
            <text:p>2063-07-01</text:p>
          </table:table-cell>
          <table:table-cell/>
        </table:table-row>
        <table:table-row table:style-name="ro1">
          <table:table-cell office:value-type="string" calcext:value-type="string">
            <text:p>खेत कुम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3-07-02" calcext:value-type="date">
            <text:p>2063-07-02</text:p>
          </table:table-cell>
          <table:table-cell/>
        </table:table-row>
        <table:table-row table:style-name="ro1">
          <table:table-cell office:value-type="string" calcext:value-type="string">
            <text:p>हेम राज अर्याल</text:p>
          </table:table-cell>
          <table:table-cell office:value-type="string" calcext:value-type="string">
            <text:p>Hem Raj Aryal</text:p>
          </table:table-cell>
          <table:table-cell office:value-type="date" office:date-value="2063-08-29" calcext:value-type="date">
            <text:p>2063-08-29</text:p>
          </table:table-cell>
          <table:table-cell/>
        </table:table-row>
        <table:table-row table:style-name="ro1">
          <table:table-cell office:value-type="string" calcext:value-type="string">
            <text:p>डम्मर बल्लभ बराल</text:p>
          </table:table-cell>
          <table:table-cell office:value-type="string" calcext:value-type="string">
            <text:p>Dammar BallavBaral</text:p>
          </table:table-cell>
          <table:table-cell office:value-type="date" office:date-value="2063-09-16" calcext:value-type="date">
            <text:p>2063-09-16</text:p>
          </table:table-cell>
          <table:table-cell/>
        </table:table-row>
        <table:table-row table:style-name="ro1">
          <table:table-cell office:value-type="string" calcext:value-type="string">
            <text:p>हेम राज अर्याल</text:p>
          </table:table-cell>
          <table:table-cell office:value-type="string" calcext:value-type="string">
            <text:p>Hem Raj Aryal</text:p>
          </table:table-cell>
          <table:table-cell office:value-type="date" office:date-value="2063-09-19" calcext:value-type="date">
            <text:p>2063-09-19</text:p>
          </table:table-cell>
          <table:table-cell/>
        </table:table-row>
        <table:table-row table:style-name="ro1">
          <table:table-cell office:value-type="string" calcext:value-type="string">
            <text:p>डम्मर बल्लभ बराल</text:p>
          </table:table-cell>
          <table:table-cell office:value-type="string" calcext:value-type="string">
            <text:p>Dammar Bahadur Gurung</text:p>
          </table:table-cell>
          <table:table-cell office:value-type="date" office:date-value="2064-05-19" calcext:value-type="date">
            <text:p>2064-05-19</text:p>
          </table:table-cell>
          <table:table-cell/>
        </table:table-row>
        <table:table-row table:style-name="ro1">
          <table:table-cell office:value-type="string" calcext:value-type="string">
            <text:p>बिनोद कुमार थापा</text:p>
          </table:table-cell>
          <table:table-cell office:value-type="string" calcext:value-type="string">
            <text:p>Binod Kumar Thapa</text:p>
          </table:table-cell>
          <table:table-cell office:value-type="date" office:date-value="2066-04-11" calcext:value-type="date">
            <text:p>2066-04-11</text:p>
          </table:table-cell>
          <table:table-cell/>
        </table:table-row>
        <table:table-row table:style-name="ro1">
          <table:table-cell office:value-type="string" calcext:value-type="string">
            <text:p>राम प्रसाद भट्टराई</text:p>
          </table:table-cell>
          <table:table-cell office:value-type="string" calcext:value-type="string">
            <text:p>Ram Prasad Bhattrai</text:p>
          </table:table-cell>
          <table:table-cell office:value-type="date" office:date-value="2066-06-19" calcext:value-type="date">
            <text:p>2066-06-19</text:p>
          </table:table-cell>
          <table:table-cell/>
        </table:table-row>
        <table:table-row table:style-name="ro1">
          <table:table-cell office:value-type="string" calcext:value-type="string">
            <text:p>बिनोद कुमार थापा</text:p>
          </table:table-cell>
          <table:table-cell office:value-type="string" calcext:value-type="string">
            <text:p>Binod Kumar Thapa</text:p>
          </table:table-cell>
          <table:table-cell office:value-type="date" office:date-value="2066-07-22" calcext:value-type="date">
            <text:p>2066-07-22</text:p>
          </table:table-cell>
          <table:table-cell/>
        </table:table-row>
        <table:table-row table:style-name="ro1">
          <table:table-cell office:value-type="string" calcext:value-type="string">
            <text:p>राम प्रसाद भट्टराई</text:p>
          </table:table-cell>
          <table:table-cell office:value-type="string" calcext:value-type="string">
            <text:p>Ram Prasad Bhattrai</text:p>
          </table:table-cell>
          <table:table-cell office:value-type="date" office:date-value="2066-08-07" calcext:value-type="date">
            <text:p>2066-08-07</text:p>
          </table:table-cell>
          <table:table-cell/>
        </table:table-row>
        <table:table-row table:style-name="ro1">
          <table:table-cell office:value-type="string" calcext:value-type="string">
            <text:p>दिल सेर राई</text:p>
          </table:table-cell>
          <table:table-cell office:value-type="string" calcext:value-type="string">
            <text:p>Dil Sher Rai</text:p>
          </table:table-cell>
          <table:table-cell office:value-type="date" office:date-value="2069-01-06" calcext:value-type="date">
            <text:p>2069-01-06</text:p>
          </table:table-cell>
          <table:table-cell/>
        </table:table-row>
        <table:table-row table:style-name="ro1">
          <table:table-cell office:value-type="string" calcext:value-type="string">
            <text:p>ज्ञानेन्द्र कुमार कुरबानी</text:p>
          </table:table-cell>
          <table:table-cell office:value-type="string" calcext:value-type="string">
            <text:p>Gyanendra Kumar Kuruwang</text:p>
          </table:table-cell>
          <table:table-cell office:value-type="date" office:date-value="2069-02-28" calcext:value-type="date">
            <text:p>2069-02-28</text:p>
          </table:table-cell>
          <table:table-cell/>
        </table:table-row>
        <table:table-row table:style-name="ro1">
          <table:table-cell office:value-type="string" calcext:value-type="string">
            <text:p>अमर बहादुर खत्री</text:p>
          </table:table-cell>
          <table:table-cell office:value-type="string" calcext:value-type="string">
            <text:p>Amar Bahadur Khatri</text:p>
          </table:table-cell>
          <table:table-cell office:value-type="date" office:date-value="2071-02-01" calcext:value-type="date">
            <text:p>2071-02-01</text:p>
          </table:table-cell>
          <table:table-cell/>
        </table:table-row>
        <table:table-row table:style-name="ro1">
          <table:table-cell office:value-type="string" calcext:value-type="string">
            <text:p>दिनेस तिमलसिना</text:p>
          </table:table-cell>
          <table:table-cell office:value-type="string" calcext:value-type="string">
            <text:p>Dinesh Timlasina</text:p>
          </table:table-cell>
          <table:table-cell office:value-type="date" office:date-value="2073-12-08" calcext:value-type="date">
            <text:p>2073-12-08</text:p>
          </table:table-cell>
          <table:table-cell/>
        </table:table-row>
        <table:table-row table:style-name="ro1">
          <table:table-cell office:value-type="string" calcext:value-type="string">
            <text:p>अमर बहादुर खत्री</text:p>
          </table:table-cell>
          <table:table-cell office:value-type="string" calcext:value-type="string">
            <text:p>Amar Bahadur Khatri</text:p>
          </table:table-cell>
          <table:table-cell office:value-type="date" office:date-value="2073-12-08" calcext:value-type="date">
            <text:p>2073-12-08</text:p>
          </table:table-cell>
          <table:table-cell/>
        </table:table-row>
        <table:table-row table:style-name="ro1">
          <table:table-cell office:value-type="string" calcext:value-type="string">
            <text:p>भुमी राज ब्लोन</text:p>
          </table:table-cell>
          <table:table-cell office:value-type="string" calcext:value-type="string">
            <text:p>Bhumi Raj Blon</text:p>
          </table:table-cell>
          <table:table-cell office:value-type="date" office:date-value="2075-10-25" calcext:value-type="date">
            <text:p>2075-10-25</text:p>
          </table:table-cell>
          <table:table-cell/>
        </table:table-row>
        <table:table-row table:style-name="ro1">
          <table:table-cell office:value-type="string" calcext:value-type="string">
            <text:p>कमला पाण्डे</text:p>
          </table:table-cell>
          <table:table-cell office:value-type="string" calcext:value-type="string">
            <text:p>Kamala Pandey</text:p>
          </table:table-cell>
          <table:table-cell office:value-type="date" office:date-value="2076-05-15" calcext:value-type="date">
            <text:p>2076-05-15</text:p>
          </table:table-cell>
          <table:table-cell/>
        </table:table-row>
        <table:table-row table:style-name="ro1">
          <table:table-cell office:value-type="string" calcext:value-type="string">
            <text:p>भुमी राज ब्लोन</text:p>
          </table:table-cell>
          <table:table-cell office:value-type="string" calcext:value-type="string">
            <text:p>Bhumi Raj Blon</text:p>
          </table:table-cell>
          <table:table-cell office:value-type="date" office:date-value="2076-05-15" calcext:value-type="date">
            <text:p>2076-05-15</text:p>
          </table:table-cell>
          <table:table-cell/>
        </table:table-row>
        <table:table-row table:style-name="ro1">
          <table:table-cell office:value-type="string" calcext:value-type="string">
            <text:p>कमला पाण्डे</text:p>
          </table:table-cell>
          <table:table-cell office:value-type="string" calcext:value-type="string">
            <text:p>Kamala Pandey</text:p>
          </table:table-cell>
          <table:table-cell office:value-type="date" office:date-value="2076-05-15" calcext:value-type="date">
            <text:p>2076-05-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7:04:52.135284882</meta:creation-date>
    <dc:date>2021-04-18T17:20:11.446134246</dc:date>
    <meta:editing-duration>PT4M56S</meta:editing-duration>
    <meta:editing-cycles>1</meta:editing-cycles>
    <meta:document-statistic meta:table-count="1" meta:cell-count="73" meta:object-count="0"/>
    <meta:generator>LibreOffice/6.4.6.2$Linux_X86_64 LibreOffice_project/40$Build-2</meta:generator>
  </office:meta>
</office:document-meta>
</file>